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6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4.579cm"/>
    </style:style>
    <style:style style:name="co4" style:family="table-column">
      <style:table-column-properties fo:break-before="auto" style:column-width="11.5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dth-height-locati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iltro</text:p>
          </table:table-cell>
          <table:table-cell office:value-type="string" calcext:value-type="string">
            <text:p>lista</text:p>
          </table:table-cell>
        </table:table-row>
        <table:table-row table:style-name="ro1">
          <table:table-cell office:value-type="string" calcext:value-type="string">
            <text:p>$7zip <text:s text:c="27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7zip.Font <text:s text:c="22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7zip.height <text:s text:c="20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7zip.location <text:s text:c="18"/>= New-Object System.Drawing.Point(4,363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7zip.text <text:s text:c="22"/>= "7-Zip"</text:p>
          </table:table-cell>
          <table:table-cell/>
        </table:table-row>
        <table:table-row table:style-name="ro1">
          <table:table-cell office:value-type="string" calcext:value-type="string">
            <text:p>$7zip.width <text:s text:c="21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actioncenter <text:s text:c="19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actioncenter.Font <text:s text:c="14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actioncenter.height <text:s text:c="12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actioncenter.location <text:s text:c="10"/>= New-Object System.Drawing.Point(4,105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actioncenter.text <text:s text:c="14"/>= "Disable Action Center"</text:p>
          </table:table-cell>
          <table:table-cell/>
        </table:table-row>
        <table:table-row table:style-name="ro1">
          <table:table-cell office:value-type="string" calcext:value-type="string">
            <text:p>$actioncenter.width <text:s text:c="13"/>= 203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adobereader <text:s text:c="20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adobereader.Font <text:s text:c="15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adobereader.height <text:s text:c="13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adobereader.location <text:s text:c="11"/>= New-Object System.Drawing.Point(4,528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adobereader.text <text:s text:c="15"/>= "Adobe Reader DC"</text:p>
          </table:table-cell>
          <table:table-cell/>
        </table:table-row>
        <table:table-row table:style-name="ro1">
          <table:table-cell office:value-type="string" calcext:value-type="string">
            <text:p>$adobereader.width <text:s text:c="14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backgroundapps <text:s text:c="17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backgroundapps.Font <text:s text:c="12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backgroundapps.height <text:s text:c="10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backgroundapps.location <text:s text:c="8"/>= New-Object System.Drawing.Point(3,139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backgroundapps.text <text:s text:c="12"/>= "Disable Background Apps"</text:p>
          </table:table-cell>
          <table:table-cell/>
        </table:table-row>
        <table:table-row table:style-name="ro1">
          <table:table-cell office:value-type="string" calcext:value-type="string">
            <text:p>$backgroundapps.width <text:s text:c="11"/>= 205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brave <text:s text:c="26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brave.Font <text:s text:c="21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brave.height <text:s text:c="19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brave.location <text:s text:c="17"/>= New-Object System.Drawing.Point(3,94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brave.text <text:s text:c="21"/>= "Brave Browser"</text:p>
          </table:table-cell>
          <table:table-cell/>
        </table:table-row>
        <table:table-row table:style-name="ro1">
          <table:table-cell office:value-type="string" calcext:value-type="string">
            <text:p>$brave.width <text:s text:c="20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cortana <text:s text:c="24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cortana.Font <text:s text:c="19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cortana.height <text:s text:c="17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cortana.location <text:s text:c="15"/>= New-Object System.Drawing.Point(4,174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cortana.text <text:s text:c="19"/>= "Disable Cortana (Search)"</text:p>
          </table:table-cell>
          <table:table-cell/>
        </table:table-row>
        <table:table-row table:style-name="ro1">
          <table:table-cell office:value-type="string" calcext:value-type="string">
            <text:p>$cortana.width <text:s text:c="18"/>= 204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darkmode <text:s text:c="23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darkmode.Font <text:s text:c="18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darkmode.height <text:s text:c="16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darkmode.location <text:s text:c="14"/>= New-Object System.Drawing.Point(4,244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darkmode.text <text:s text:c="18"/>= "Dark Mode"</text:p>
          </table:table-cell>
          <table:table-cell/>
        </table:table-row>
        <table:table-row table:style-name="ro1">
          <table:table-cell office:value-type="string" calcext:value-type="string">
            <text:p>$darkmode.width <text:s text:c="17"/>= 204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defaultwindowsupdate <text:s text:c="11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defaultwindowsupdate.Font <text:s text:c="6"/>= New-Object System.Drawing.Font('Microsoft Sans Serif',14)</text:p>
          </table:table-cell>
          <table:table-cell/>
        </table:table-row>
        <table:table-row table:style-name="ro1">
          <table:table-cell office:value-type="string" calcext:value-type="string">
            <text:p>$defaultwindowsupdate.height <text:s text:c="4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defaultwindowsupdate.location <text:s text:c="2"/>= New-Object System.Drawing.Point(24,26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defaultwindowsupdate.text <text:s text:c="6"/>= "Default Settings"</text:p>
          </table:table-cell>
          <table:table-cell/>
        </table:table-row>
        <table:table-row table:style-name="ro1">
          <table:table-cell office:value-type="string" calcext:value-type="string">
            <text:p>$defaultwindowsupdate.width <text:s text:c="5"/>= 300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EActionCenter <text:s text:c="18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EActionCenter.Font <text:s text:c="13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EActionCenter.height <text:s text:c="11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EActionCenter.location <text:s text:c="9"/>= New-Object System.Drawing.Point(4,105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EActionCenter.text <text:s text:c="13"/>= "Enable Action Center"</text:p>
          </table:table-cell>
          <table:table-cell/>
        </table:table-row>
        <table:table-row table:style-name="ro1">
          <table:table-cell office:value-type="string" calcext:value-type="string">
            <text:p>$EActionCenter.width <text:s text:c="12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EClipboardHistory <text:s text:c="14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EClipboardHistory.Font <text:s text:c="9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EClipboardHistory.height <text:s text:c="7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EClipboardHistory.location <text:s text:c="5"/>= New-Object System.Drawing.Point(4,276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EClipboardHistory.text <text:s text:c="9"/>= "Enable Clipboard History"</text:p>
          </table:table-cell>
          <table:table-cell/>
        </table:table-row>
        <table:table-row table:style-name="ro1">
          <table:table-cell office:value-type="string" calcext:value-type="string">
            <text:p>$EClipboardHistory.width <text:s text:c="8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ECortana <text:s text:c="23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ECortana.Font <text:s text:c="18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ECortana.height <text:s text:c="16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ECortana.location <text:s text:c="14"/>= New-Object System.Drawing.Point(4,173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ECortana.text <text:s text:c="18"/>= "Enable Cortana (Search)"</text:p>
          </table:table-cell>
          <table:table-cell/>
        </table:table-row>
        <table:table-row table:style-name="ro1">
          <table:table-cell office:value-type="string" calcext:value-type="string">
            <text:p>$ECortana.width <text:s text:c="17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ELocation <text:s text:c="22"/>= New-Object system.Windows.Forms.Button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ELocation.Font <text:s text:c="17"/>= New-Object System.Drawing.Font('Microsoft Sans Serif',12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ELocation.height <text:s text:c="15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ELocation.location <text:s text:c="13"/>= New-Object System.Drawing.Point(4,310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ELocation.text <text:s text:c="17"/>= "Enable Location Tracking"</text:p>
          </table:table-cell>
          <table:table-cell/>
        </table:table-row>
        <table:table-row table:style-name="ro1">
          <table:table-cell office:value-type="string" calcext:value-type="string">
            <text:p>$ELocation.width <text:s text:c="16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essentialtweaks <text:s text:c="16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essentialtweaks.Font <text:s text:c="11"/>= New-Object System.Drawing.Font('Microsoft Sans Serif',14)</text:p>
          </table:table-cell>
          <table:table-cell/>
        </table:table-row>
        <table:table-row table:style-name="ro1">
          <table:table-cell office:value-type="string" calcext:value-type="string">
            <text:p>$essentialtweaks.height <text:s text:c="9"/>= 75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essentialtweaks.location <text:s text:c="7"/>= New-Object System.Drawing.Point(4,25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essentialtweaks.text <text:s text:c="11"/>= "Essential Tweaks"</text:p>
          </table:table-cell>
          <table:table-cell/>
        </table:table-row>
        <table:table-row table:style-name="ro1">
          <table:table-cell office:value-type="string" calcext:value-type="string">
            <text:p>$essentialtweaks.width <text:s text:c="10"/>= 204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essentialundo <text:s text:c="18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essentialundo.Font <text:s text:c="13"/>= New-Object System.Drawing.Font('Microsoft Sans Serif',14)</text:p>
          </table:table-cell>
          <table:table-cell/>
        </table:table-row>
        <table:table-row table:style-name="ro1">
          <table:table-cell office:value-type="string" calcext:value-type="string">
            <text:p>$essentialundo.height <text:s text:c="11"/>= 75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essentialundo.location <text:s text:c="9"/>= New-Object System.Drawing.Point(4,25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essentialundo.text <text:s text:c="13"/>= "Undo All"</text:p>
          </table:table-cell>
          <table:table-cell/>
        </table:table-row>
        <table:table-row table:style-name="ro1">
          <table:table-cell office:value-type="string" calcext:value-type="string">
            <text:p>$essentialundo.width <text:s text:c="12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everythingsearch <text:s text:c="15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everythingsearch.Font <text:s text:c="10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everythingsearch.height <text:s text:c="8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everythingsearch.location <text:s text:c="6"/>= New-Object System.Drawing.Point(4,495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everythingsearch.text <text:s text:c="10"/>= "Everything Search"</text:p>
          </table:table-cell>
          <table:table-cell/>
        </table:table-row>
        <table:table-row table:style-name="ro1">
          <table:table-cell office:value-type="string" calcext:value-type="string">
            <text:p>$everythingsearch.width <text:s text:c="9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firefox <text:s text:c="24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firefox.Font <text:s text:c="19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firefox.height <text:s text:c="17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firefox.location <text:s text:c="15"/>= New-Object System.Drawing.Point(4,127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firefox.text <text:s text:c="19"/>= "Firefox"</text:p>
          </table:table-cell>
          <table:table-cell/>
        </table:table-row>
        <table:table-row table:style-name="ro1">
          <table:table-cell office:value-type="string" calcext:value-type="string">
            <text:p>$firefox.width <text:s text:c="18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gchrome <text:s text:c="24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gchrome.Font <text:s text:c="19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gchrome.height <text:s text:c="17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gchrome.location <text:s text:c="15"/>= New-Object System.Drawing.Point(4,161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gchrome.text <text:s text:c="19"/>= "Google Chrome"</text:p>
          </table:table-cell>
          <table:table-cell/>
        </table:table-row>
        <table:table-row table:style-name="ro1">
          <table:table-cell office:value-type="string" calcext:value-type="string">
            <text:p>$gchrome.width <text:s text:c="18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honeyview <text:s text:c="22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honeyview.Font <text:s text:c="17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honeyview.height <text:s text:c="15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honeyview.location <text:s text:c="13"/>= New-Object System.Drawing.Point(4,261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honeyview.text <text:s text:c="17"/>= "Honeyview (Image Viewer)"</text:p>
          </table:table-cell>
          <table:table-cell/>
        </table:table-row>
        <table:table-row table:style-name="ro1">
          <table:table-cell office:value-type="string" calcext:value-type="string">
            <text:p>$honeyview.width <text:s text:c="16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HTrayIcons <text:s text:c="21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HTrayIcons.Font <text:s text:c="16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HTrayIcons.height <text:s text:c="14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HTrayIcons.location <text:s text:c="12"/>= New-Object System.Drawing.Point(4,242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HTrayIcons.text <text:s text:c="16"/>= "Hide Tray Icons"</text:p>
          </table:table-cell>
          <table:table-cell/>
        </table:table-row>
        <table:table-row table:style-name="ro1">
          <table:table-cell office:value-type="string" calcext:value-type="string">
            <text:p>$HTrayIcons.width <text:s text:c="15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imageglass <text:s text:c="21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imageglass.Font <text:s text:c="16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imageglass.height <text:s text:c="14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imageglass.location <text:s text:c="12"/>= New-Object System.Drawing.Point(4,228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imageglass.text <text:s text:c="16"/>= "ImageGlass (Image Viewer)"</text:p>
          </table:table-cell>
          <table:table-cell/>
        </table:table-row>
        <table:table-row table:style-name="ro1">
          <table:table-cell office:value-type="string" calcext:value-type="string">
            <text:p>$imageglass.width <text:s text:c="15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InstallOneDrive <text:s text:c="16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InstallOneDrive.Font <text:s text:c="11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InstallOneDrive.height <text:s text:c="9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InstallOneDrive.location <text:s text:c="7"/>= New-Object System.Drawing.Point(4,208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InstallOneDrive.text <text:s text:c="11"/>= "Install OneDrive"</text:p>
          </table:table-cell>
          <table:table-cell/>
        </table:table-row>
        <table:table-row table:style-name="ro1">
          <table:table-cell office:value-type="string" calcext:value-type="string">
            <text:p>$InstallOneDrive.width <text:s text:c="10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irfanview <text:s text:c="22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irfanview.Font <text:s text:c="17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irfanview.height <text:s text:c="15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irfanview.location <text:s text:c="13"/>= New-Object System.Drawing.Point(3,195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irfanview.text <text:s text:c="17"/>= "Irfanview (Image Viewer)"</text:p>
          </table:table-cell>
          <table:table-cell/>
        </table:table-row>
        <table:table-row table:style-name="ro1">
          <table:table-cell office:value-type="string" calcext:value-type="string">
            <text:p>$irfanview.width <text:s text:c="16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Label1 <text:s text:c="25"/>= New-Object system.Windows.Forms.Label</text:p>
          </table:table-cell>
          <table:table-cell/>
        </table:table-row>
        <table:table-row table:style-name="ro1">
          <table:table-cell office:value-type="string" calcext:value-type="string">
            <text:p>$Label1.AutoSize <text:s text:c="16"/>= $true</text:p>
          </table:table-cell>
          <table:table-cell/>
        </table:table-row>
        <table:table-row table:style-name="ro1">
          <table:table-cell office:value-type="string" calcext:value-type="string">
            <text:p>$Label1.Font <text:s text:c="20"/>= New-Object System.Drawing.Font('Microsoft Sans Serif',24)</text:p>
          </table:table-cell>
          <table:table-cell/>
        </table:table-row>
        <table:table-row table:style-name="ro1">
          <table:table-cell office:value-type="string" calcext:value-type="string">
            <text:p>$Label1.height <text:s text:c="18"/>= 25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Label1.location <text:s text:c="16"/>= New-Object System.Drawing.Point(76,11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Label1.text <text:s text:c="20"/>= "Install"</text:p>
          </table:table-cell>
          <table:table-cell/>
        </table:table-row>
        <table:table-row table:style-name="ro1">
          <table:table-cell office:value-type="string" calcext:value-type="string">
            <text:p>$Label1.width <text:s text:c="19"/>= 230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Label15 <text:s text:c="24"/>= New-Object system.Windows.Forms.Label</text:p>
          </table:table-cell>
          <table:table-cell/>
        </table:table-row>
        <table:table-row table:style-name="ro1">
          <table:table-cell office:value-type="string" calcext:value-type="string">
            <text:p>$Label15.AutoSize <text:s text:c="15"/>= $true</text:p>
          </table:table-cell>
          <table:table-cell/>
        </table:table-row>
        <table:table-row table:style-name="ro1">
          <table:table-cell office:value-type="string" calcext:value-type="string">
            <text:p>$Label15.Font <text:s text:c="19"/>= New-Object System.Drawing.Font('Microsoft Sans Serif',24)</text:p>
          </table:table-cell>
          <table:table-cell/>
        </table:table-row>
        <table:table-row table:style-name="ro1">
          <table:table-cell office:value-type="string" calcext:value-type="string">
            <text:p>$Label15.height <text:s text:c="17"/>= 1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Label15.location <text:s text:c="15"/>= New-Object System.Drawing.Point(739,11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Label15.text <text:s text:c="19"/>= "Windows Update"</text:p>
          </table:table-cell>
          <table:table-cell/>
        </table:table-row>
        <table:table-row table:style-name="ro1">
          <table:table-cell office:value-type="string" calcext:value-type="string">
            <text:p>$Label15.width <text:s text:c="18"/>= 25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Label16 <text:s text:c="24"/>= New-Object system.Windows.Forms.Label</text:p>
          </table:table-cell>
          <table:table-cell/>
        </table:table-row>
        <table:table-row table:style-name="ro1">
          <table:table-cell office:value-type="string" calcext:value-type="string">
            <text:p>$Label16.AutoSize <text:s text:c="15"/>= $true</text:p>
          </table:table-cell>
          <table:table-cell/>
        </table:table-row>
        <table:table-row table:style-name="ro1">
          <table:table-cell office:value-type="string" calcext:value-type="string">
            <text:p>$Label16.Font <text:s text:c="19"/>= New-Object System.Drawing.Font('Microsoft Sans Serif',10)</text:p>
          </table:table-cell>
          <table:table-cell/>
        </table:table-row>
        <table:table-row table:style-name="ro1">
          <table:table-cell office:value-type="string" calcext:value-type="string">
            <text:p>$Label16.height <text:s text:c="17"/>= 1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Label16.location <text:s text:c="15"/>= New-Object System.Drawing.Point(62,65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Label16.text <text:s text:c="19"/>= "I recommend doing security updates only."</text:p>
          </table:table-cell>
          <table:table-cell/>
        </table:table-row>
        <table:table-row table:style-name="ro1">
          <table:table-cell office:value-type="string" calcext:value-type="string">
            <text:p>$Label16.width <text:s text:c="18"/>= 25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Label17 <text:s text:c="24"/>= New-Object system.Windows.Forms.Label</text:p>
          </table:table-cell>
          <table:table-cell/>
        </table:table-row>
        <table:table-row table:style-name="ro1">
          <table:table-cell office:value-type="string" calcext:value-type="string">
            <text:p>$Label17.AutoSize <text:s text:c="15"/>= $true</text:p>
          </table:table-cell>
          <table:table-cell/>
        </table:table-row>
        <table:table-row table:style-name="ro1">
          <table:table-cell office:value-type="string" calcext:value-type="string">
            <text:p>$Label17.Font <text:s text:c="19"/>= New-Object System.Drawing.Font('Microsoft Sans Serif',10)</text:p>
          </table:table-cell>
          <table:table-cell/>
        </table:table-row>
        <table:table-row table:style-name="ro1">
          <table:table-cell office:value-type="string" calcext:value-type="string">
            <text:p>$Label17.height <text:s text:c="17"/>= 1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Label17.location <text:s text:c="15"/>= New-Object System.Drawing.Point(63,84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Label17.text <text:s text:c="19"/>= "- Delays Features updates up to 3 years"</text:p>
          </table:table-cell>
          <table:table-cell/>
        </table:table-row>
        <table:table-row table:style-name="ro1">
          <table:table-cell office:value-type="string" calcext:value-type="string">
            <text:p>$Label17.width <text:s text:c="18"/>= 25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Label18 <text:s text:c="24"/>= New-Object system.Windows.Forms.Label</text:p>
          </table:table-cell>
          <table:table-cell/>
        </table:table-row>
        <table:table-row table:style-name="ro1">
          <table:table-cell office:value-type="string" calcext:value-type="string">
            <text:p>$Label18.AutoSize <text:s text:c="15"/>= $true</text:p>
          </table:table-cell>
          <table:table-cell/>
        </table:table-row>
        <table:table-row table:style-name="ro1">
          <table:table-cell office:value-type="string" calcext:value-type="string">
            <text:p>$Label18.Font <text:s text:c="19"/>= New-Object System.Drawing.Font('Microsoft Sans Serif',10)</text:p>
          </table:table-cell>
          <table:table-cell/>
        </table:table-row>
        <table:table-row table:style-name="ro1">
          <table:table-cell office:value-type="string" calcext:value-type="string">
            <text:p>$Label18.height <text:s text:c="17"/>= 1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Label18.location <text:s text:c="15"/>= New-Object System.Drawing.Point(63,105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Label18.text <text:s text:c="19"/>= "- Delays Security updates 4 days"</text:p>
          </table:table-cell>
          <table:table-cell/>
        </table:table-row>
        <table:table-row table:style-name="ro1">
          <table:table-cell office:value-type="string" calcext:value-type="string">
            <text:p>$Label18.width <text:s text:c="18"/>= 25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Label19 <text:s text:c="24"/>= New-Object system.Windows.Forms.Label</text:p>
          </table:table-cell>
          <table:table-cell/>
        </table:table-row>
        <table:table-row table:style-name="ro1">
          <table:table-cell office:value-type="string" calcext:value-type="string">
            <text:p>$Label19.AutoSize <text:s text:c="15"/>= $true</text:p>
          </table:table-cell>
          <table:table-cell/>
        </table:table-row>
        <table:table-row table:style-name="ro1">
          <table:table-cell office:value-type="string" calcext:value-type="string">
            <text:p>$Label19.Font <text:s text:c="19"/>= New-Object System.Drawing.Font('Microsoft Sans Serif',10)</text:p>
          </table:table-cell>
          <table:table-cell/>
        </table:table-row>
        <table:table-row table:style-name="ro1">
          <table:table-cell office:value-type="string" calcext:value-type="string">
            <text:p>$Label19.height <text:s text:c="17"/>= 1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Label19.location <text:s text:c="15"/>= New-Object System.Drawing.Point(63,126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Label19.text <text:s text:c="19"/>= "- Sets Maximum Active Time"</text:p>
          </table:table-cell>
          <table:table-cell/>
        </table:table-row>
        <table:table-row table:style-name="ro1">
          <table:table-cell office:value-type="string" calcext:value-type="string">
            <text:p>$Label19.width <text:s text:c="18"/>= 25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Label2 <text:s text:c="25"/>= New-Object system.Windows.Forms.Label</text:p>
          </table:table-cell>
          <table:table-cell/>
        </table:table-row>
        <table:table-row table:style-name="ro1">
          <table:table-cell office:value-type="string" calcext:value-type="string">
            <text:p>$Label2.AutoSize <text:s text:c="16"/>= $true</text:p>
          </table:table-cell>
          <table:table-cell/>
        </table:table-row>
        <table:table-row table:style-name="ro1">
          <table:table-cell office:value-type="string" calcext:value-type="string">
            <text:p>$Label2.Font <text:s text:c="20"/>= New-Object System.Drawing.Font('Microsoft Sans Serif',10)</text:p>
          </table:table-cell>
          <table:table-cell/>
        </table:table-row>
        <table:table-row table:style-name="ro1">
          <table:table-cell office:value-type="string" calcext:value-type="string">
            <text:p>$Label2.height <text:s text:c="18"/>= 1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Label2.location <text:s text:c="16"/>= New-Object System.Drawing.Point(26,5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Label2.text <text:s text:c="20"/>= "(Windows 1809+ Required)"</text:p>
          </table:table-cell>
          <table:table-cell/>
        </table:table-row>
        <table:table-row table:style-name="ro1">
          <table:table-cell office:value-type="string" calcext:value-type="string">
            <text:p>$Label2.width <text:s text:c="19"/>= 25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Label3 <text:s text:c="25"/>= New-Object system.Windows.Forms.Label</text:p>
          </table:table-cell>
          <table:table-cell/>
        </table:table-row>
        <table:table-row table:style-name="ro1">
          <table:table-cell office:value-type="string" calcext:value-type="string">
            <text:p>$Label3.AutoSize <text:s text:c="16"/>= $true</text:p>
          </table:table-cell>
          <table:table-cell/>
        </table:table-row>
        <table:table-row table:style-name="ro1">
          <table:table-cell office:value-type="string" calcext:value-type="string">
            <text:p>$Label3.Font <text:s text:c="20"/>= New-Object System.Drawing.Font('Microsoft Sans Serif',24)</text:p>
          </table:table-cell>
          <table:table-cell/>
        </table:table-row>
        <table:table-row table:style-name="ro1">
          <table:table-cell office:value-type="string" calcext:value-type="string">
            <text:p>$Label3.height <text:s text:c="18"/>= 25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Label3.location <text:s text:c="16"/>= New-Object System.Drawing.Point(230,12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Label3.text <text:s text:c="20"/>= "System Tweaks"</text:p>
          </table:table-cell>
          <table:table-cell/>
        </table:table-row>
        <table:table-row table:style-name="ro1">
          <table:table-cell office:value-type="string" calcext:value-type="string">
            <text:p>$Label3.width <text:s text:c="19"/>= 230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Label4 <text:s text:c="25"/>= New-Object system.Windows.Forms.Label</text:p>
          </table:table-cell>
          <table:table-cell/>
        </table:table-row>
        <table:table-row table:style-name="ro1">
          <table:table-cell office:value-type="string" calcext:value-type="string">
            <text:p>$Label4.AutoSize <text:s text:c="16"/>= $true</text:p>
          </table:table-cell>
          <table:table-cell/>
        </table:table-row>
        <table:table-row table:style-name="ro1">
          <table:table-cell office:value-type="string" calcext:value-type="string">
            <text:p>$Label4.Font <text:s text:c="20"/>= New-Object System.Drawing.Font('Microsoft Sans Serif',24)</text:p>
          </table:table-cell>
          <table:table-cell/>
        </table:table-row>
        <table:table-row table:style-name="ro1">
          <table:table-cell office:value-type="string" calcext:value-type="string">
            <text:p>$Label4.height <text:s text:c="18"/>= 25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Label4.location <text:s text:c="16"/>= New-Object System.Drawing.Point(534,12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Label4.text <text:s text:c="20"/>= "Undo 3"</text:p>
          </table:table-cell>
          <table:table-cell/>
        </table:table-row>
        <table:table-row table:style-name="ro1">
          <table:table-cell office:value-type="string" calcext:value-type="string">
            <text:p>$Label4.width <text:s text:c="19"/>= 230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lightmode <text:s text:c="22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lightmode.Font <text:s text:c="17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lightmode.height <text:s text:c="15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lightmode.location <text:s text:c="13"/>= New-Object System.Drawing.Point(4,279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lightmode.text <text:s text:c="17"/>= "Light Mode"</text:p>
          </table:table-cell>
          <table:table-cell/>
        </table:table-row>
        <table:table-row table:style-name="ro1">
          <table:table-cell office:value-type="string" calcext:value-type="string">
            <text:p>$lightmode.width <text:s text:c="16"/>= 204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mpc <text:s text:c="28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mpc.Font <text:s text:c="23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mpc.height <text:s text:c="21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mpc.location <text:s text:c="19"/>= New-Object System.Drawing.Point(4,329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mpc.text <text:s text:c="23"/>= "Media Player Classic"</text:p>
          </table:table-cell>
          <table:table-cell/>
        </table:table-row>
        <table:table-row table:style-name="ro1">
          <table:table-cell office:value-type="string" calcext:value-type="string">
            <text:p>$mpc.width <text:s text:c="22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notepad <text:s text:c="24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notepad.Font <text:s text:c="19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notepad.height <text:s text:c="17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notepad.location <text:s text:c="15"/>= New-Object System.Drawing.Point(4,461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notepad.text <text:s text:c="19"/>= "Notepad++"</text:p>
          </table:table-cell>
          <table:table-cell/>
        </table:table-row>
        <table:table-row table:style-name="ro1">
          <table:table-cell office:value-type="string" calcext:value-type="string">
            <text:p>$notepad.width <text:s text:c="18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offservices <text:s text:c="10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offservices.Font <text:s text:c="5"/>= New-Object System.Drawing.Font('Microsoft Sans Serif',14)</text:p>
          </table:table-cell>
          <table:table-cell/>
        </table:table-row>
        <table:table-row table:style-name="ro1">
          <table:table-cell office:value-type="string" calcext:value-type="string">
            <text:p>$offservices.height <text:s text:c="3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offservices.location <text:s/>= New-Object System.Drawing.Point(24,26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offservices.text <text:s text:c="5"/>= "off services"</text:p>
          </table:table-cell>
          <table:table-cell/>
        </table:table-row>
        <table:table-row table:style-name="ro1">
          <table:table-cell office:value-type="string" calcext:value-type="string">
            <text:p>$offservices.width <text:s text:c="4"/>= 300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onedrive <text:s text:c="23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onedrive.Font <text:s text:c="18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onedrive.height <text:s text:c="16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onedrive.location <text:s text:c="14"/>= New-Object System.Drawing.Point(4,209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onedrive.text <text:s text:c="18"/>= "Uninstall OneDrive"</text:p>
          </table:table-cell>
          <table:table-cell/>
        </table:table-row>
        <table:table-row table:style-name="ro1">
          <table:table-cell office:value-type="string" calcext:value-type="string">
            <text:p>$onedrive.width <text:s text:c="17"/>= 204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onservices <text:s text:c="10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onservices.Font <text:s text:c="5"/>= New-Object System.Drawing.Font('Microsoft Sans Serif',14)</text:p>
          </table:table-cell>
          <table:table-cell/>
        </table:table-row>
        <table:table-row table:style-name="ro1">
          <table:table-cell office:value-type="string" calcext:value-type="string">
            <text:p>$onservices.height <text:s text:c="3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onservices.location <text:s/>= New-Object System.Drawing.Point(24,60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onservices.text <text:s text:c="5"/>= "on services"</text:p>
          </table:table-cell>
          <table:table-cell/>
        </table:table-row>
        <table:table-row table:style-name="ro1">
          <table:table-cell office:value-type="string" calcext:value-type="string">
            <text:p>$onservices.width <text:s text:c="4"/>= 300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Panel1 <text:s text:c="25"/>= New-Object system.Windows.Forms.Panel</text:p>
          </table:table-cell>
          <table:table-cell/>
        </table:table-row>
        <table:table-row table:style-name="ro1">
          <table:table-cell office:value-type="string" calcext:value-type="string">
            <text:p>$Panel1.height <text:s text:c="18"/>= 639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Panel1.location <text:s text:c="16"/>= New-Object System.Drawing.Point(6,54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Panel1.width <text:s text:c="19"/>= 219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Panel2 <text:s text:c="25"/>= New-Object system.Windows.Forms.Panel</text:p>
          </table:table-cell>
          <table:table-cell/>
        </table:table-row>
        <table:table-row table:style-name="ro1">
          <table:table-cell office:value-type="string" calcext:value-type="string">
            <text:p>$Panel2.height <text:s text:c="18"/>= 45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Panel2.location <text:s text:c="16"/>= New-Object System.Drawing.Point(239,54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Panel2.width <text:s text:c="19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Panel3 <text:s text:c="25"/>= New-Object system.Windows.Forms.Panel</text:p>
          </table:table-cell>
          <table:table-cell/>
        </table:table-row>
        <table:table-row table:style-name="ro1">
          <table:table-cell office:value-type="string" calcext:value-type="string">
            <text:p>$Panel3.height <text:s text:c="18"/>= 50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Panel3.location <text:s text:c="16"/>= New-Object System.Drawing.Point(464,54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Panel3.width <text:s text:c="19"/>= 220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Panel4 <text:s text:c="25"/>= New-Object system.Windows.Forms.Panel</text:p>
          </table:table-cell>
          <table:table-cell/>
        </table:table-row>
        <table:table-row table:style-name="ro1">
          <table:table-cell office:value-type="string" calcext:value-type="string">
            <text:p>$Panel4.height <text:s text:c="18"/>= 179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Panel4.location <text:s text:c="16"/>= New-Object System.Drawing.Point(699,55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Panel4.width <text:s text:c="19"/>= 340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Panel5 <text:s text:c="25"/>= New-Object system.Windows.Forms.Panel</text:p>
          </table:table-cell>
          <table:table-cell/>
        </table:table-row>
        <table:table-row table:style-name="ro1">
          <table:table-cell office:value-type="string" calcext:value-type="string">
            <text:p>$Panel5.height <text:s text:c="18"/>= 179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Panel5.location <text:s text:c="16"/>= New-Object System.Drawing.Point(699,250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Panel5.width <text:s text:c="19"/>= 340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PictureBox1 <text:s text:c="20"/>= New-Object system.Windows.Forms.PictureBox</text:p>
          </table:table-cell>
          <table:table-cell/>
        </table:table-row>
        <table:table-row table:style-name="ro1">
          <table:table-cell office:value-type="string" calcext:value-type="string">
            <text:p>$PictureBox1.height <text:s text:c="13"/>= 125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PictureBox1.imageLocation <text:s text:c="6"/>= "https://github.com/ChrisTitusTech/win10script/blob/master/titus-toolbox.png?raw=true"</text:p>
          </table:table-cell>
          <table:table-cell/>
        </table:table-row>
        <table:table-row table:style-name="ro1">
          <table:table-cell office:value-type="string" calcext:value-type="string">
            <text:p>$PictureBox1.location <text:s text:c="11"/>= New-Object System.Drawing.Point(247,500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PictureBox1.SizeMode <text:s text:c="11"/>= [System.Windows.Forms.PictureBoxSizeMode]::zoom</text:p>
          </table:table-cell>
          <table:table-cell/>
        </table:table-row>
        <table:table-row table:style-name="ro1">
          <table:table-cell office:value-type="string" calcext:value-type="string">
            <text:p>$PictureBox1.width <text:s text:c="14"/>= 4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powertoys <text:s text:c="22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powertoys.Font <text:s text:c="17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powertoys.height <text:s text:c="15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powertoys.location <text:s text:c="13"/>= New-Object System.Drawing.Point(4,60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powertoys.text <text:s text:c="17"/>= "PowerToys"</text:p>
          </table:table-cell>
          <table:table-cell/>
        </table:table-row>
        <table:table-row table:style-name="ro1">
          <table:table-cell office:value-type="string" calcext:value-type="string">
            <text:p>$powertoys.width <text:s text:c="16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RBackgroundApps <text:s text:c="16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RBackgroundApps.Font <text:s text:c="11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RBackgroundApps.height <text:s text:c="9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RBackgroundApps.location <text:s text:c="7"/>= New-Object System.Drawing.Point(4,139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RBackgroundApps.text <text:s text:c="11"/>= "Allow Background Apps"</text:p>
          </table:table-cell>
          <table:table-cell/>
        </table:table-row>
        <table:table-row table:style-name="ro1">
          <table:table-cell office:value-type="string" calcext:value-type="string">
            <text:p>$RBackgroundApps.width <text:s text:c="10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reinstallbloat <text:s text:c="17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reinstallbloat.Font <text:s text:c="12"/>= New-Object System.Drawing.Font("Microsoft Sans Serif",12)</text:p>
          </table:table-cell>
          <table:table-cell/>
        </table:table-row>
        <table:table-row table:style-name="ro1">
          <table:table-cell office:value-type="string" calcext:value-type="string">
            <text:p>$reinstallbloat.height <text:s text:c="10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reinstallbloat.location <text:s text:c="8"/>= New-Object System.Drawing.Point(4, 374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reinstallbloat.text <text:s text:c="12"/>= "Reinstall Bloatware"</text:p>
          </table:table-cell>
          <table:table-cell/>
        </table:table-row>
        <table:table-row table:style-name="ro1">
          <table:table-cell office:value-type="string" calcext:value-type="string">
            <text:p>$reinstallbloat.width <text:s text:c="11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removebloat <text:s text:c="20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removebloat.Font <text:s text:c="15"/>= New-Object System.Drawing.Font("Microsoft Sans Serif",12)</text:p>
          </table:table-cell>
          <table:table-cell/>
        </table:table-row>
        <table:table-row table:style-name="ro1">
          <table:table-cell office:value-type="string" calcext:value-type="string">
            <text:p>$removebloat.height <text:s text:c="13"/>= 5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removebloat.location <text:s text:c="11"/>= New-Object System.Drawing.Point(4,374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removebloat.text <text:s text:c="15"/>= "Remove Bloatware (Breaks Sysprep)"</text:p>
          </table:table-cell>
          <table:table-cell/>
        </table:table-row>
        <table:table-row table:style-name="ro1">
          <table:table-cell office:value-type="string" calcext:value-type="string">
            <text:p>$removebloat.width <text:s text:c="14"/>= 204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securitywindowsupdate <text:s text:c="10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securitywindowsupdate.Font <text:s text:c="5"/>= New-Object System.Drawing.Font('Microsoft Sans Serif',14)</text:p>
          </table:table-cell>
          <table:table-cell/>
        </table:table-row>
        <table:table-row table:style-name="ro1">
          <table:table-cell office:value-type="string" calcext:value-type="string">
            <text:p>$securitywindowsupdate.height <text:s text:c="3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securitywindowsupdate.location <text:s/>= New-Object System.Drawing.Point(24,142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securitywindowsupdate.text <text:s text:c="5"/>= "Security Updates Only"</text:p>
          </table:table-cell>
          <table:table-cell/>
        </table:table-row>
        <table:table-row table:style-name="ro1">
          <table:table-cell office:value-type="string" calcext:value-type="string">
            <text:p>$securitywindowsupdate.width <text:s text:c="4"/>= 300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sumatrapdf <text:s text:c="21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sumatrapdf.Font <text:s text:c="16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sumatrapdf.height <text:s text:c="14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sumatrapdf.location <text:s text:c="12"/>= New-Object System.Drawing.Point(3,561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sumatrapdf.text <text:s text:c="16"/>= "Sumatra PDF"</text:p>
          </table:table-cell>
          <table:table-cell/>
        </table:table-row>
        <table:table-row table:style-name="ro1">
          <table:table-cell office:value-type="string" calcext:value-type="string">
            <text:p>$sumatrapdf.width <text:s text:c="15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visualfx <text:s text:c="23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visualfx.Font <text:s text:c="18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visualfx.height <text:s text:c="16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visualfx.location <text:s text:c="14"/>= New-Object System.Drawing.Point(4,313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visualfx.text <text:s text:c="18"/>= "Basic Visual FX"</text:p>
          </table:table-cell>
          <table:table-cell/>
        </table:table-row>
        <table:table-row table:style-name="ro1">
          <table:table-cell office:value-type="string" calcext:value-type="string">
            <text:p>$visualfx.width <text:s text:c="17"/>= 204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vlc <text:s text:c="28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vlc.Font <text:s text:c="23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vlc.height <text:s text:c="21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vlc.location <text:s text:c="19"/>= New-Object System.Drawing.Point(4,296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vlc.text <text:s text:c="23"/>= "VLC"</text:p>
          </table:table-cell>
          <table:table-cell/>
        </table:table-row>
        <table:table-row table:style-name="ro1">
          <table:table-cell office:value-type="string" calcext:value-type="string">
            <text:p>$vlc.width <text:s text:c="22"/>= 212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vscode <text:s text:c="25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vscode.Font <text:s text:c="20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vscode.height <text:s text:c="18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vscode.location <text:s text:c="16"/>= New-Object System.Drawing.Point(4,396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vscode.text <text:s text:c="20"/>= "VS Code"</text:p>
          </table:table-cell>
          <table:table-cell/>
        </table:table-row>
        <table:table-row table:style-name="ro1">
          <table:table-cell office:value-type="string" calcext:value-type="string">
            <text:p>$vscode.width <text:s text:c="19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vscodium <text:s text:c="23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vscodium.Font <text:s text:c="18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vscodium.height <text:s text:c="16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vscodium.location <text:s text:c="14"/>= New-Object System.Drawing.Point(4,429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vscodium.text <text:s text:c="18"/>= "VS Codium"</text:p>
          </table:table-cell>
          <table:table-cell/>
        </table:table-row>
        <table:table-row table:style-name="ro1">
          <table:table-cell office:value-type="string" calcext:value-type="string">
            <text:p>$vscodium.width <text:s text:c="17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windowssearch <text:s text:c="18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windowssearch.Font <text:s text:c="13"/>= New-Object System.Drawing.Font("Microsoft Sans Serif",12)</text:p>
          </table:table-cell>
          <table:table-cell/>
        </table:table-row>
        <table:table-row table:style-name="ro1">
          <table:table-cell office:value-type="string" calcext:value-type="string">
            <text:p>$windowssearch.height <text:s text:c="11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windowssearch.location <text:s text:c="9"/>= New-Object System.Drawing.Point(4,345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windowssearch.text <text:s text:c="14"/>= "Search Tweaks"</text:p>
          </table:table-cell>
          <table:table-cell/>
        </table:table-row>
        <table:table-row table:style-name="ro1">
          <table:table-cell office:value-type="string" calcext:value-type="string">
            <text:p>$windowssearch.width <text:s text:c="12"/>= 204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winterminal <text:s text:c="20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winterminal.Font <text:s text:c="15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winterminal.height <text:s text:c="13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winterminal.location <text:s text:c="11"/>= New-Object System.Drawing.Point(4,26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winterminal.text <text:s text:c="15"/>= "Windows Terminal"</text:p>
          </table:table-cell>
          <table:table-cell/>
        </table:table-row>
        <table:table-row table:style-name="ro1">
          <table:table-cell office:value-type="string" calcext:value-type="string">
            <text:p>$winterminal.width <text:s text:c="14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$yourphonefix <text:s text:c="19"/>= New-Object system.Windows.Forms.Button</text:p>
          </table:table-cell>
          <table:table-cell/>
        </table:table-row>
        <table:table-row table:style-name="ro1">
          <table:table-cell office:value-type="string" calcext:value-type="string">
            <text:p>$yourphonefix.Font <text:s text:c="14"/>= New-Object System.Drawing.Font('Microsoft Sans Serif',12)</text:p>
          </table:table-cell>
          <table:table-cell/>
        </table:table-row>
        <table:table-row table:style-name="ro1">
          <table:table-cell office:value-type="string" calcext:value-type="string">
            <text:p>$yourphonefix.height <text:s text:c="12"/>= 30</text:p>
          </table:table-cell>
          <table:table-cell office:value-type="string" calcext:value-type="string">
            <text:p>height</text:p>
          </table:table-cell>
        </table:table-row>
        <table:table-row table:style-name="ro1">
          <table:table-cell office:value-type="string" calcext:value-type="string">
            <text:p>$yourphonefix.location <text:s text:c="10"/>= New-Object System.Drawing.Point(4,344)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$yourphonefix.text <text:s text:c="14"/>= "Your Phone App Fix"</text:p>
          </table:table-cell>
          <table:table-cell/>
        </table:table-row>
        <table:table-row table:style-name="ro1">
          <table:table-cell office:value-type="string" calcext:value-type="string">
            <text:p>$yourphonefix.width <text:s text:c="13"/>= 211</text:p>
          </table:table-cell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filtr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cation</text:p>
          </table:table-cell>
        </table:table-row>
      </table:table>
      <table:table table:name="Hoja2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$Panel1.height <text:s text:c="18"/>= 6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1.location <text:s text:c="16"/>= New-Object System.Drawing.Point(6,5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1.width <text:s text:c="19"/>= 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2.height <text:s text:c="18"/>= 10</text:p>
          </table:table-cell>
          <table:table-cell table:number-columns-repeated="2"/>
          <table:table-cell office:value-type="string" calcext:value-type="string">
            <text:p>$Label1.height <text:s text:c="18"/>= 25</text:p>
          </table:table-cell>
        </table:table-row>
        <table:table-row table:style-name="ro1">
          <table:table-cell office:value-type="string" calcext:value-type="string">
            <text:p>$Label2.location <text:s text:c="16"/>= New-Object System.Drawing.Point(26,5)</text:p>
          </table:table-cell>
          <table:table-cell table:number-columns-repeated="2"/>
          <table:table-cell office:value-type="string" calcext:value-type="string">
            <text:p>$Label1.location <text:s text:c="16"/>= New-Object System.Drawing.Point(76,11)</text:p>
          </table:table-cell>
        </table:table-row>
        <table:table-row table:style-name="ro1">
          <table:table-cell office:value-type="string" calcext:value-type="string">
            <text:p>$Label2.width <text:s text:c="19"/>= 25</text:p>
          </table:table-cell>
          <table:table-cell table:number-columns-repeated="2"/>
          <table:table-cell office:value-type="string" calcext:value-type="string">
            <text:p>$Label1.width <text:s text:c="19"/>= 230</text:p>
          </table:table-cell>
        </table:table-row>
        <table:table-row table:style-name="ro1">
          <table:table-cell office:value-type="string" calcext:value-type="string">
            <text:p>$winterminal.height <text:s text:c="13"/>= 30</text:p>
          </table:table-cell>
          <table:table-cell table:number-columns-repeated="2"/>
          <table:table-cell office:value-type="string" calcext:value-type="string">
            <text:p>$Label3.height <text:s text:c="18"/>= 25</text:p>
          </table:table-cell>
        </table:table-row>
        <table:table-row table:style-name="ro1">
          <table:table-cell office:value-type="string" calcext:value-type="string">
            <text:p>$winterminal.location <text:s text:c="11"/>= New-Object System.Drawing.Point(4,26)</text:p>
          </table:table-cell>
          <table:table-cell table:number-columns-repeated="2"/>
          <table:table-cell office:value-type="string" calcext:value-type="string">
            <text:p>$Label3.location <text:s text:c="16"/>= New-Object System.Drawing.Point(230,12)</text:p>
          </table:table-cell>
        </table:table-row>
        <table:table-row table:style-name="ro1">
          <table:table-cell office:value-type="string" calcext:value-type="string">
            <text:p>$winterminal.width <text:s text:c="14"/>= 211</text:p>
          </table:table-cell>
          <table:table-cell table:number-columns-repeated="2"/>
          <table:table-cell office:value-type="string" calcext:value-type="string">
            <text:p>$Label3.width <text:s text:c="19"/>= 230</text:p>
          </table:table-cell>
        </table:table-row>
        <table:table-row table:style-name="ro1">
          <table:table-cell office:value-type="string" calcext:value-type="string">
            <text:p>$powertoys.height <text:s text:c="15"/>= 30</text:p>
          </table:table-cell>
          <table:table-cell table:number-columns-repeated="2"/>
          <table:table-cell office:value-type="string" calcext:value-type="string">
            <text:p>$Label4.height <text:s text:c="18"/>= 25</text:p>
          </table:table-cell>
        </table:table-row>
        <table:table-row table:style-name="ro1">
          <table:table-cell office:value-type="string" calcext:value-type="string">
            <text:p>$powertoys.location <text:s text:c="13"/>= New-Object System.Drawing.Point(4,60)</text:p>
          </table:table-cell>
          <table:table-cell table:number-columns-repeated="2"/>
          <table:table-cell office:value-type="string" calcext:value-type="string">
            <text:p>$Label4.location <text:s text:c="16"/>= New-Object System.Drawing.Point(534,12)</text:p>
          </table:table-cell>
        </table:table-row>
        <table:table-row table:style-name="ro1">
          <table:table-cell office:value-type="string" calcext:value-type="string">
            <text:p>$powertoys.width <text:s text:c="16"/>= 211</text:p>
          </table:table-cell>
          <table:table-cell table:number-columns-repeated="2"/>
          <table:table-cell office:value-type="string" calcext:value-type="string">
            <text:p>$Label4.width <text:s text:c="19"/>= 230</text:p>
          </table:table-cell>
        </table:table-row>
        <table:table-row table:style-name="ro1">
          <table:table-cell office:value-type="string" calcext:value-type="string">
            <text:p>$brave.height <text:s text:c="19"/>= 30</text:p>
          </table:table-cell>
          <table:table-cell table:number-columns-repeated="2"/>
          <table:table-cell office:value-type="string" calcext:value-type="string">
            <text:p>$Label15.height <text:s text:c="17"/>= 10</text:p>
          </table:table-cell>
        </table:table-row>
        <table:table-row table:style-name="ro1">
          <table:table-cell office:value-type="string" calcext:value-type="string">
            <text:p>$brave.location <text:s text:c="17"/>= New-Object System.Drawing.Point(3,94)</text:p>
          </table:table-cell>
          <table:table-cell table:number-columns-repeated="2"/>
          <table:table-cell office:value-type="string" calcext:value-type="string">
            <text:p>$Label15.location <text:s text:c="15"/>= New-Object System.Drawing.Point(739,11)</text:p>
          </table:table-cell>
        </table:table-row>
        <table:table-row table:style-name="ro1">
          <table:table-cell office:value-type="string" calcext:value-type="string">
            <text:p>$brave.width <text:s text:c="20"/>= 212</text:p>
          </table:table-cell>
          <table:table-cell table:number-columns-repeated="2"/>
          <table:table-cell office:value-type="string" calcext:value-type="string">
            <text:p>$Label15.width <text:s text:c="18"/>= 25</text:p>
          </table:table-cell>
        </table:table-row>
        <table:table-row table:style-name="ro1">
          <table:table-cell office:value-type="string" calcext:value-type="string">
            <text:p>$firefox.height <text:s text:c="17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firefox.location <text:s text:c="15"/>= New-Object System.Drawing.Point(4,12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firefox.width <text:s text:c="18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gchrome.height <text:s text:c="17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gchrome.location <text:s text:c="15"/>= New-Object System.Drawing.Point(4,16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gchrome.width <text:s text:c="18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irfanview.height <text:s text:c="15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irfanview.location <text:s text:c="13"/>= New-Object System.Drawing.Point(3,1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irfanview.width <text:s text:c="16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imageglass.height <text:s text:c="14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imageglass.location <text:s text:c="12"/>= New-Object System.Drawing.Point(4,22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imageglass.width <text:s text:c="15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honeyview.height <text:s text:c="15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honeyview.location <text:s text:c="13"/>= New-Object System.Drawing.Point(4,26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honeyview.width <text:s text:c="16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lc.height <text:s text:c="21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lc.location <text:s text:c="19"/>= New-Object System.Drawing.Point(4,2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lc.width <text:s text:c="22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mpc.height <text:s text:c="21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mpc.location <text:s text:c="19"/>= New-Object System.Drawing.Point(4,32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mpc.width <text:s text:c="22"/>= 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7zip.height <text:s text:c="20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7zip.location <text:s text:c="18"/>= New-Object System.Drawing.Point(4,36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7zip.width <text:s text:c="21"/>= 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scode.height <text:s text:c="18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scode.location <text:s text:c="16"/>= New-Object System.Drawing.Point(4,3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scode.width <text:s text:c="19"/>= 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scodium.height <text:s text:c="16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scodium.location <text:s text:c="14"/>= New-Object System.Drawing.Point(4,42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scodium.width <text:s text:c="17"/>= 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notepad.height <text:s text:c="17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notepad.location <text:s text:c="15"/>= New-Object System.Drawing.Point(4,46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notepad.width <text:s text:c="18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verythingsearch.height <text:s text:c="8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verythingsearch.location <text:s text:c="6"/>= New-Object System.Drawing.Point(4,4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verythingsearch.width <text:s text:c="9"/>= 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adobereader.height <text:s text:c="13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adobereader.location <text:s text:c="11"/>= New-Object System.Drawing.Point(4,52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adobereader.width <text:s text:c="14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sumatrapdf.height <text:s text:c="14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sumatrapdf.location <text:s text:c="12"/>= New-Object System.Drawing.Point(3,56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sumatrapdf.width <text:s text:c="15"/>= 212</text:p>
          </table:table-cell>
          <table:table-cell table:number-columns-repeated="3"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$actioncenter.height <text:s text:c="12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actioncenter.location <text:s text:c="10"/>= New-Object System.Drawing.Point(4,1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actioncenter.width <text:s text:c="13"/>= 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backgroundapps.height <text:s text:c="10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backgroundapps.location <text:s text:c="8"/>= New-Object System.Drawing.Point(3,13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backgroundapps.width <text:s text:c="11"/>= 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cortana.height <text:s text:c="17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cortana.location <text:s text:c="15"/>= New-Object System.Drawing.Point(4,1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cortana.width <text:s text:c="18"/>=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darkmode.height <text:s text:c="16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darkmode.location <text:s text:c="14"/>= New-Object System.Drawing.Point(4,2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darkmode.width <text:s text:c="17"/>=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defaultwindowsupdate.height <text:s text:c="4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defaultwindowsupdate.location <text:s text:c="2"/>= New-Object System.Drawing.Point(24,2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defaultwindowsupdate.width <text:s text:c="5"/>= 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ActionCenter.height <text:s text:c="11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ActionCenter.location <text:s text:c="9"/>= New-Object System.Drawing.Point(4,1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ActionCenter.width <text:s text:c="12"/>= 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lipboardHistory.height <text:s text:c="7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lipboardHistory.location <text:s text:c="5"/>= New-Object System.Drawing.Point(4,27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lipboardHistory.width <text:s text:c="8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ortana.height <text:s text:c="16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ortana.location <text:s text:c="14"/>= New-Object System.Drawing.Point(4,17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Cortana.width <text:s text:c="17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Location <text:s text:c="22"/>= New-Object system.Windows.Forms.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Location.Font <text:s text:c="17"/>= New-Object System.Drawing.Font('Microsoft Sans Serif',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Location.height <text:s text:c="15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Location.location <text:s text:c="13"/>= New-Object System.Drawing.Point(4,31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Location.width <text:s text:c="16"/>= 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ssentialtweaks.height <text:s text:c="9"/>= 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ssentialtweaks.location <text:s text:c="7"/>= New-Object System.Drawing.Point(4,2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ssentialtweaks.width <text:s text:c="10"/>=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ssentialundo.height <text:s text:c="11"/>= 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ssentialundo.location <text:s text:c="9"/>= New-Object System.Drawing.Point(4,2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essentialundo.width <text:s text:c="12"/>= 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HTrayIcons.height <text:s text:c="14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HTrayIcons.location <text:s text:c="12"/>= New-Object System.Drawing.Point(4,24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HTrayIcons.width <text:s text:c="15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InstallOneDrive.height <text:s text:c="9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InstallOneDrive.location <text:s text:c="7"/>= New-Object System.Drawing.Point(4,2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InstallOneDrive.width <text:s text:c="10"/>= 212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$Label16.height <text:s text:c="17"/>=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16.location <text:s text:c="15"/>= New-Object System.Drawing.Point(62,6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16.width <text:s text:c="18"/>=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17.height <text:s text:c="17"/>=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17.location <text:s text:c="15"/>= New-Object System.Drawing.Point(63,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17.width <text:s text:c="18"/>=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18.height <text:s text:c="17"/>=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18.location <text:s text:c="15"/>= New-Object System.Drawing.Point(63,1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18.width <text:s text:c="18"/>= 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19.height <text:s text:c="17"/>=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19.location <text:s text:c="15"/>= New-Object System.Drawing.Point(63,12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abel19.width <text:s text:c="18"/>= 25</text:p>
          </table:table-cell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 calcext:value-type="string">
            <text:p>$lightmode.height <text:s text:c="15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ightmode.location <text:s text:c="13"/>= New-Object System.Drawing.Point(4,2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lightmode.width <text:s text:c="16"/>=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offservices.height <text:s text:c="3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offservices.location <text:s/>= New-Object System.Drawing.Point(24,2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offservices.width <text:s text:c="4"/>= 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onedrive.height <text:s text:c="16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onedrive.location <text:s text:c="14"/>= New-Object System.Drawing.Point(4,2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onedrive.width <text:s text:c="17"/>=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onservices.height <text:s text:c="3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onservices.location <text:s/>= New-Object System.Drawing.Point(24,6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onservices.width <text:s text:c="4"/>= 300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$Panel2.height <text:s text:c="18"/>= 4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2.location <text:s text:c="16"/>= New-Object System.Drawing.Point(239,5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2.width <text:s text:c="19"/>= 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3.height <text:s text:c="18"/>= 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3.location <text:s text:c="16"/>= New-Object System.Drawing.Point(464,5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3.width <text:s text:c="19"/>= 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4.height <text:s text:c="18"/>= 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4.location <text:s text:c="16"/>= New-Object System.Drawing.Point(699,5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4.width <text:s text:c="19"/>= 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5.height <text:s text:c="18"/>= 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5.location <text:s text:c="16"/>= New-Object System.Drawing.Point(699,25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anel5.width <text:s text:c="19"/>= 3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ictureBox1.height <text:s text:c="13"/>= 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ictureBox1.location <text:s text:c="11"/>= New-Object System.Drawing.Point(247,5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PictureBox1.width <text:s text:c="14"/>= 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RBackgroundApps.height <text:s text:c="9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RBackgroundApps.location <text:s text:c="7"/>= New-Object System.Drawing.Point(4,13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RBackgroundApps.width <text:s text:c="10"/>= 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reinstallbloat.height <text:s text:c="10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reinstallbloat.location <text:s text:c="8"/>= New-Object System.Drawing.Point(4, 3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reinstallbloat.width <text:s text:c="11"/>= 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removebloat.height <text:s text:c="13"/>= 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removebloat.location <text:s text:c="11"/>= New-Object System.Drawing.Point(4,3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removebloat.width <text:s text:c="14"/>=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securitywindowsupdate.height <text:s text:c="3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securitywindowsupdate.location <text:s/>= New-Object System.Drawing.Point(24,14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securitywindowsupdate.width <text:s text:c="4"/>= 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isualfx.height <text:s text:c="16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isualfx.location <text:s text:c="14"/>= New-Object System.Drawing.Point(4,3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visualfx.width <text:s text:c="17"/>=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windowssearch.height <text:s text:c="11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windowssearch.location <text:s text:c="9"/>= New-Object System.Drawing.Point(4,34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windowssearch.width <text:s text:c="12"/>= 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yourphonefix.height <text:s text:c="12"/>= 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yourphonefix.location <text:s text:c="10"/>= New-Object System.Drawing.Point(4,34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$yourphonefix.width <text:s text:c="13"/>= 21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width-height-location'.A2:'width-height-location'.B339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03T19:44:55.749000000</dc:date>
    <meta:editing-duration>PT22H54M59S</meta:editing-duration>
    <meta:editing-cycles>2</meta:editing-cycles>
    <meta:generator>LibreOffice/7.1.5.2$Windows_X86_64 LibreOffice_project/85f04e9f809797b8199d13c421bd8a2b025d52b5</meta:generator>
    <meta:document-statistic meta:table-count="2" meta:cell-count="679" meta:object-count="0"/>
  </office:meta>
</office:document-meta>
</file>